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Zadanifontodlomka" style:family="text">
      <style:text-properties style:font-name="Times New Roman"/>
    </style:style>
    <style:style style:name="T3" style:parent-style-name="Zadanifontodlomka" style:family="text">
      <style:text-properties style:font-name="Times New Roman" fo:font-weight="bold" style:font-weight-asian="bold" style:font-weight-complex="bold"/>
    </style:style>
    <style:style style:name="P4" style:parent-style-name="Odlomakpopisa" style:list-style-name="LFO1" style:family="paragraph">
      <style:text-properties style:font-name="Times New Roman"/>
    </style:style>
    <style:style style:name="P5" style:parent-style-name="Odlomakpopisa" style:list-style-name="LFO1" style:family="paragraph"/>
    <style:style style:name="T6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P7" style:parent-style-name="Odlomakpopisa" style:list-style-name="LFO1" style:family="paragraph">
      <style:text-properties style:font-name="Times New Roman"/>
    </style:style>
    <style:style style:name="P8" style:parent-style-name="Odlomakpopisa" style:list-style-name="LFO1" style:family="paragraph">
      <style:text-properties style:font-name="Times New Roman"/>
    </style:style>
    <style:style style:name="P9" style:parent-style-name="pf0" style:list-style-name="LFO1" style:family="paragraph"/>
    <style:style style:name="T10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T11" style:parent-style-name="Zadanifontodlomka" style:family="text">
      <style:text-properties fo:font-size="11pt" style:font-size-asian="11pt" style:font-size-complex="11pt"/>
    </style:style>
    <style:style style:name="T12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T13" style:parent-style-name="cf01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14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T15" style:parent-style-name="cf31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16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P17" style:parent-style-name="Odlomakpopisa" style:list-style-name="LFO1" style:family="paragraph">
      <style:text-properties style:font-name="Times New Roman"/>
    </style:style>
    <style:style style:name="P18" style:parent-style-name="pf0" style:list-style-name="LFO1" style:family="paragraph"/>
    <style:style style:name="T19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T20" style:parent-style-name="cf31" style:family="text">
      <style:text-properties style:font-name="Times New Roman" style:font-name-complex="Times New Roman" style:use-window-font-color="true" fo:font-size="11pt" style:font-size-asian="11pt" style:font-size-complex="11pt"/>
    </style:style>
    <style:style style:name="T21" style:parent-style-name="cf31" style:family="text">
      <style:text-properties style:font-name="Times New Roman" style:font-name-complex="Times New Roman" fo:font-size="11pt" style:font-size-asian="11pt" style:font-size-complex="11pt"/>
    </style:style>
    <style:style style:name="T22" style:parent-style-name="cf01" style:family="text">
      <style:text-properties style:font-name="Times New Roman" style:font-name-complex="Times New Roman" fo:font-size="11pt" style:font-size-asian="11pt" style:font-size-complex="11pt"/>
    </style:style>
    <style:style style:name="P23" style:parent-style-name="Odlomakpopisa" style:list-style-name="LFO1" style:family="paragraph"/>
    <style:style style:name="T24" style:parent-style-name="Zadanifontodlomka" style:family="text">
      <style:text-properties style:font-name="Times New Roman"/>
    </style:style>
  </office:automatic-styles>
  <office:body>
    <office:text text:use-soft-page-breaks="true">
      <text:p text:style-name="P1"><text:span text:style-name="T2">Tekst uz pamtilicu:<text:s/></text:span><text:span text:style-name="T3">Portreti Marka Antuna de Dominisa</text:span></text:p>
      <text:list text:style-name="LFO1" text:continue-numbering="true">
        <text:list-item>
          <text:p text:style-name="P4">Nepoznati slikar, Portret Marka Antuna de Dominisa, Hrvatski povijesni muzej, Zagreb, ulje na platnu, dim. 75,5 x 55 cm</text:p>
        </text:list-item>
        <text:list-item>
          <text:p text:style-name="P5"><text:span text:style-name="T6">Willem Jacobs Delff, ( prema Dominisovom zagubljenom portretu kojeg je načinio <text:s/>Michiell Van Mierevelt 1616. godine u Haagu) , Hrvatski državi arhiv, Zagreb, bakrorez, 12,5x18 cm</text:span></text:p>
        </text:list-item>
        <text:list-item>
          <text:p text:style-name="P7">Domenico Tintoretto (?), Portret Marka Antuna de Dominisa, Chatsworth, Devonshire Collections, ulje na platnu, bez okvira 152,6x109,5cm</text:p>
        </text:list-item>
        <text:list-item>
          <text:p text:style-name="P8">Raffaelo Mele (?), Portret Marka Antuna de Dominisa, Biskupova palača Split, ulje na platnu, 64,5x53 cm</text:p>
        </text:list-item>
        <text:list-item>
          <text:p text:style-name="P9"><text:span text:style-name="T10">Nepoznati autor, <text:s/></text:span><text:span text:style-name="T11">Portret Marka Antuna de Dominisa, n</text:span><text:span text:style-name="T12">ačinjen prema <text:s/>Michiell Van Miereveltu i otisnut 1617. kod John Billa u londonskom izdanju Dominisova djela<text:s/></text:span><text:span text:style-name="T13">De republica ecclesiastica</text:span><text:span text:style-name="T14"><text:s/>posjeduju</text:span><text:span text:style-name="T15"><text:s/>Nacionalna i sveučilišna knjižnica u Zagrebu i<text:s/></text:span><text:span text:style-name="T16"><text:s/>Hrvatska akademija znanosti i umjetnosti u Zagrebu.</text:span></text:p>
        </text:list-item>
        <text:list-item>
          <text:p text:style-name="P17"><text:bookmark-start text:name="_Hlk175115581"/>Renols Elstracke, Portret Marka Antuna de Dominisa, Konzervatorski odjel Ministarstva kulture u Splitu, bakrorez<text:bookmark-end text:name="_Hlk175115581"/>, ploča 17,1x12,2 cm</text:p>
        </text:list-item>
        <text:list-item>
          <text:p text:style-name="P18"><text:span text:style-name="T19">Nekoliko primjeraka grafike Dominisova portreta, kojeg je načinio</text:span><text:span text:style-name="T20"><text:s/>Abraham Blotelling (?) i otisnuo kod tiskara Paulusa Fursta nalazi se u Hrvatskoj</text:span><text:span text:style-name="T21">:</text:span><text:span text:style-name="T22"><text:s/>u fondu Arheološkog muzeja u Splitu, u grafičkoj zbirci Hrvatskog državnog arhiva u Zagrebu, u Hrvatskom povijesnom muzeju u Zagrebu, Zbirci Baltazara Bogišića u Cavtatu i u privatnoj zbirci N. Cambi u Splitu.<text:s/></text:span></text:p>
        </text:list-item>
        <text:list-item>
          <text:p text:style-name="P23"><text:span text:style-name="T24">Bista Marka Antuna de Dominisa, djelo akademskog kipara Kosta Angeli Radovani, postavljena <text:s/>1994. godine u Rabu izmeđunajveće renesansne palače na Rabu - palače „Dominis,“ na početku Srednje ulice i cekve sv. Antuna iz 17. stoljeća. Na postamentu piše Marcus Antonius de Dominis 1560-1624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Naslov2" style:display-name="Naslov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Naslov3" style:display-name="Naslov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Naslov4" style:display-name="Naslov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Naslov5" style:display-name="Naslov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Naslov6" style:display-name="Naslov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slov7" style:display-name="Naslov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slov8" style:display-name="Naslov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slov9" style:display-name="Naslov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Naslov1Char" style:display-name="Naslov 1 Char" style:family="text" style:parent-style-name="Zadanifontodlomk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slov2Char" style:display-name="Naslov 2 Char" style:family="text" style:parent-style-name="Zadanifontodlom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slov3Char" style:display-name="Naslov 3 Char" style:family="text" style:parent-style-name="Zadanifontodlomka">
      <style:text-properties style:font-name-asian="Times New Roman" style:font-name-complex="Times New Roman" fo:color="#2F5496" fo:font-size="14pt" style:font-size-asian="14pt" style:font-size-complex="14pt"/>
    </style:style>
    <style:style style:name="Naslov4Char" style:display-name="Naslov 4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2F5496"/>
    </style:style>
    <style:style style:name="Naslov5Char" style:display-name="Naslov 5 Char" style:family="text" style:parent-style-name="Zadanifontodlomka">
      <style:text-properties style:font-name-asian="Times New Roman" style:font-name-complex="Times New Roman" fo:color="#2F5496"/>
    </style:style>
    <style:style style:name="Naslov6Char" style:display-name="Naslov 6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595959"/>
    </style:style>
    <style:style style:name="Naslov7Char" style:display-name="Naslov 7 Char" style:family="text" style:parent-style-name="Zadanifontodlomka">
      <style:text-properties style:font-name-asian="Times New Roman" style:font-name-complex="Times New Roman" fo:color="#595959"/>
    </style:style>
    <style:style style:name="Naslov8Char" style:display-name="Naslov 8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272727"/>
    </style:style>
    <style:style style:name="Naslov9Char" style:display-name="Naslov 9 Char" style:family="text" style:parent-style-name="Zadanifontodlomka">
      <style:text-properties style:font-name-asian="Times New Roman" style:font-name-complex="Times New Roman" fo:color="#272727"/>
    </style:style>
    <style:style style:name="Naslov" style:display-name="Naslov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NaslovChar" style:display-name="Naslov Char" style:family="text" style:parent-style-name="Zadanifontodlom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naslov" style:display-name="Podnaslov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PodnaslovChar" style:display-name="Podnaslov Char" style:family="text" style:parent-style-name="Zadanifontodlomk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Zadanifontodlomka">
      <style:text-properties fo:font-style="italic" style:font-style-asian="italic" style:font-style-complex="italic" fo:color="#404040"/>
    </style:style>
    <style:style style:name="Odlomakpopisa" style:display-name="Odlomak popis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Jakoisticanje" style:display-name="Jako isticanje" style:family="text" style:parent-style-name="Zadanifontodlomka">
      <style:text-properties fo:font-style="italic" style:font-style-asian="italic" style:font-style-complex="italic" fo:color="#2F5496"/>
    </style:style>
    <style:style style:name="Naglašencitat" style:display-name="Naglašen citat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NaglašencitatChar" style:display-name="Naglašen citat Char" style:family="text" style:parent-style-name="Zadanifontodlomka">
      <style:text-properties fo:font-style="italic" style:font-style-asian="italic" style:font-style-complex="italic" fo:color="#2F5496"/>
    </style:style>
    <style:style style:name="Istaknutareferenca" style:display-name="Istaknuta referenca" style:family="text" style:parent-style-name="Zadanifontodlomka">
      <style:text-properties fo:font-weight="bold" style:font-weight-asian="bold" style:font-weight-complex="bold" fo:font-variant="small-caps" fo:color="#2F5496" fo:letter-spacing="0.0034in"/>
    </style:style>
    <style:style style:name="cf01" style:display-name="cf01" style:family="text" style:parent-style-name="Zadanifontodlomka">
      <style:text-properties style:font-name="Segoe UI" style:font-name-complex="Segoe UI" fo:font-size="9pt" style:font-size-asian="9pt" style:font-size-complex="9pt"/>
    </style:style>
    <style:style style:name="pf0" style:display-name="pf0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r" style:country-asian="HR" fo:hyphenate="false"/>
    </style:style>
    <style:style style:name="cf31" style:display-name="cf31" style:family="text" style:parent-style-name="Zadanifontodlomka">
      <style:text-properties style:font-name="Segoe UI" style:font-name-complex="Segoe UI" fo:color="#FF0000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janaboric.hazu@gmail.com</meta:initial-creator>
    <dc:creator>Žarko Dadić</dc:creator>
    <meta:creation-date>2024-08-20T21:03:00Z</meta:creation-date>
    <dc:date>2024-08-24T14:49:00Z</dc:date>
    <meta:template xlink:href="Normal" xlink:type="simple"/>
    <meta:editing-cycles>9</meta:editing-cycles>
    <meta:editing-duration>PT3120S</meta:editing-duration>
    <meta:document-statistic meta:page-count="1" meta:paragraph-count="3" meta:word-count="249" meta:character-count="1671" meta:row-count="11" meta:non-whitespace-character-count="1425"/>
  </office:meta>
</office:document-meta>
</file>